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7000000ECA67D549274AE84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06cm" svg:stroke-color="#ff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0.2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.314cm"/>
      <style:paragraph-properties style:writing-mode="lr-tb"/>
    </style:style>
    <style:style style:name="gr24" style:family="graphic" style:parent-style-name="standard">
      <style:graphic-properties draw:fill-color="#0000ff" draw:textarea-vertical-align="middle" draw:auto-grow-height="false" fo:min-height="0.317cm" fo:min-width="0.128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0000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0.994cm)">
            <text:p/>
          </draw:rect>
          <draw:line draw:style-name="gr2" draw:text-style-name="P1" draw:layer="layout" svg:x1="1cm" svg:y1="24.043cm" svg:x2="40.915cm" svg:y2="24.043cm">
            <text:p/>
          </draw:line>
          <draw:line draw:style-name="gr3" draw:text-style-name="P1" draw:layer="layout" svg:x1="1cm" svg:y1="26.051cm" svg:x2="27.55cm" svg:y2="26.061cm">
            <text:p/>
          </draw:line>
          <draw:line draw:style-name="gr3" draw:text-style-name="P1" draw:layer="layout" svg:x1="20.345cm" svg:y1="24.046cm" svg:x2="20.345cm" svg:y2="28.369cm">
            <text:p/>
          </draw:line>
          <draw:line draw:style-name="gr3" draw:text-style-name="P1" draw:layer="layout" svg:x1="27.55cm" svg:y1="24.044cm" svg:x2="27.55cm" svg:y2="28.223cm">
            <text:p/>
          </draw:line>
          <draw:line draw:style-name="gr3" draw:text-style-name="P1" draw:layer="layout" svg:x1="27.55cm" svg:y1="24.044cm" svg:x2="27.55cm" svg:y2="28.367cm">
            <text:p/>
          </draw:line>
          <draw:line draw:style-name="gr3" draw:text-style-name="P1" draw:layer="layout" svg:x1="17.319cm" svg:y1="24.047cm" svg:x2="17.319cm" svg:y2="28.37cm">
            <text:p/>
          </draw:line>
          <draw:line draw:style-name="gr3" draw:text-style-name="P1" draw:layer="layout" svg:x1="23.227cm" svg:y1="24.044cm" svg:x2="23.227cm" svg:y2="28.367cm">
            <text:p/>
          </draw:line>
          <draw:frame draw:style-name="gr4" draw:text-style-name="P2" draw:layer="layout" svg:width="6.762cm" svg:height="1.387cm" draw:transform="rotate (0.000349065850398866) translate (32.114cm 24.055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4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13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22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06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44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491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38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81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41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54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35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36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84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37cm">
            <draw:text-box>
              <text:p><text:span text:style-name="T2">01</text:span></text:p>
            </draw:text-box>
          </draw:frame>
          <draw:frame draw:style-name="gr19" draw:text-style-name="P2" draw:layer="layout" svg:width="9.166cm" svg:height="1.612cm" draw:transform="rotate (0.000174532925199433) translate (3.708cm 26.474cm)">
            <draw:text-box>
              <text:p><text:span text:style-name="T6">xxxxxx</text:span><text:span text:style-name="T2"> </text:span></text:p>
            </draw:text-box>
          </draw:frame>
          <draw:g>
            <draw:frame draw:style-name="gr20" draw:text-style-name="P3" draw:layer="layout" svg:width="4.061cm" svg:height="3.721cm" svg:x="27.822cm" svg:y="24.244cm">
              <draw:image xlink:href="Pictures/1000000000000217000000ECA67D549274AE8436.png" xlink:type="simple" xlink:show="embed" xlink:actuate="onLoad" draw:mime-type="image/png">
                <text:p/>
              </draw:image>
            </draw:frame>
            <draw:g>
              <draw:line draw:style-name="gr21" draw:text-style-name="P1" draw:layer="layout" svg:x1="29.959cm" svg:y1="26.667cm" svg:x2="28.967cm" svg:y2="27.321cm">
                <text:p/>
              </draw:line>
              <draw:line draw:style-name="gr21" draw:text-style-name="P1" draw:layer="layout" svg:x1="29.967cm" svg:y1="26.673cm" svg:x2="29.974cm" svg:y2="24.771cm">
                <text:p/>
              </draw:line>
              <draw:frame draw:style-name="gr22" draw:text-style-name="P9" draw:layer="layout" svg:width="0.784cm" svg:height="0.962cm" svg:x="29.222cm" svg:y="25.04cm">
                <draw:text-box>
                  <text:p>Z</text:p>
                </draw:text-box>
              </draw:frame>
              <draw:frame draw:style-name="gr23" draw:text-style-name="P9" draw:layer="layout" svg:width="0.814cm" svg:height="0.962cm" svg:x="29.086cm" svg:y="26.148cm">
                <draw:text-box>
                  <text:p>X</text:p>
                </draw:text-box>
              </draw:frame>
              <draw:custom-shape draw:style-name="gr24" draw:text-style-name="P10" draw:layer="layout" svg:width="0.627cm" svg:height="0.566cm" draw:transform="skewX (-0.119555053761611) rotate (-0.663225115757845) translate (28.595cm 27.064cm)">
                <text:p/>
                <draw:enhanced-geometry svg:viewBox="0 0 21600 21600" draw:text-areas="0 0 21600 21600" draw:type="circular-arrow" draw:modifiers="164.447613715954 101.997403236543 10046.7807972597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line draw:style-name="gr21" draw:text-style-name="P1" draw:layer="layout" svg:x1="29.971cm" svg:y1="26.682cm" svg:x2="31.019cm" svg:y2="26.74cm">
                <text:p/>
              </draw:line>
              <draw:frame draw:style-name="gr25" draw:text-style-name="P9" draw:layer="layout" svg:width="0.936cm" svg:height="1.436cm" svg:x="28.253cm" svg:y="26.999cm">
                <draw:text-box>
                  <text:p><text:span text:style-name="T1">R</text:span><text:span text:style-name="T7">x</text:span>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3-06-16T08:17:12.537000000</dc:date>
    <meta:editing-duration>PT11H29M5S</meta:editing-duration>
    <meta:editing-cycles>30</meta:editing-cycles>
    <meta:generator>LibreOffice/7.2.0.4$Windows_X86_64 LibreOffice_project/9a9c6381e3f7a62afc1329bd359cc48accb6435b</meta:generator>
    <meta:document-statistic meta:object-count="35"/>
  </office:meta>
</office:document-meta>
</file>